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1965in" loext:contextual-spacing="false" fo:padding="0.0193in" fo:border="0.06pt solid #d9d9e3"/>
    </style:style>
    <style:style style:name="P2" style:family="paragraph" style:parent-style-name="Preformatted_20_Text">
      <style:paragraph-properties fo:margin-top="0in" fo:margin-bottom="0.1965in" loext:contextual-spacing="false" fo:padding="0.0193in" fo:border="0.06pt solid #d9d9e3"/>
      <style:text-properties officeooo:paragraph-rsid="00041fba"/>
    </style:style>
    <style:style style:name="P3" style:family="paragraph" style:parent-style-name="Text_20_body">
      <style:paragraph-properties fo:margin-top="0in" fo:margin-bottom="0.1965in" loext:contextual-spacing="false" fo:padding="0.0193in" fo:border="0.06pt solid #d9d9e3"/>
      <style:text-properties officeooo:paragraph-rsid="00041fba"/>
    </style:style>
    <style:style style:name="P4" style:family="paragraph" style:parent-style-name="Preformatted_20_Text">
      <style:paragraph-properties fo:padding="0.0193in" fo:border="0.06pt solid #d9d9e3"/>
    </style:style>
    <style:style style:name="P5" style:family="paragraph" style:parent-style-name="Preformatted_20_Text">
      <style:paragraph-properties fo:padding="0.0193in" fo:border="0.06pt solid #d9d9e3"/>
      <style:text-properties loext:padding="0.0193in" loext:border="0.06pt solid #d9d9e3"/>
    </style:style>
    <style:style style:name="P6" style:family="paragraph" style:parent-style-name="Preformatted_20_Text">
      <style:paragraph-properties fo:padding="0.0193in" fo:border="0.06pt solid #d9d9e3"/>
      <style:text-properties fo:color="#3465a4" loext:padding="0.0193in" loext:border="0.06pt solid #d9d9e3"/>
    </style:style>
    <style:style style:name="P7" style:family="paragraph" style:parent-style-name="Text_20_body">
      <style:paragraph-properties fo:padding="0.0193in" fo:border="0.06pt solid #d9d9e3"/>
    </style:style>
    <style:style style:name="P8" style:family="paragraph" style:parent-style-name="Text_20_body">
      <style:paragraph-properties fo:padding="0.0193in" fo:border="0.06pt solid #d9d9e3"/>
      <style:text-properties officeooo:rsid="00041fba" officeooo:paragraph-rsid="0004fffd"/>
    </style:style>
    <style:style style:name="P9" style:family="paragraph" style:parent-style-name="Text_20_body">
      <style:paragraph-properties fo:padding="0.0193in" fo:border="0.06pt solid #d9d9e3"/>
      <style:text-properties officeooo:rsid="00041fba" officeooo:paragraph-rsid="00041fba" fo:background-color="#ff3838"/>
    </style:style>
    <style:style style:name="P10" style:family="paragraph" style:parent-style-name="Text_20_body">
      <style:paragraph-properties fo:padding="0.0193in" fo:border="0.06pt solid #d9d9e3"/>
      <style:text-properties officeooo:paragraph-rsid="0004fffd"/>
    </style:style>
    <style:style style:name="P11" style:family="paragraph" style:parent-style-name="Text_20_body">
      <style:paragraph-properties fo:padding="0.0193in" fo:border="0.06pt solid #d9d9e3"/>
      <style:text-properties officeooo:rsid="0004fffd" officeooo:paragraph-rsid="0004fffd"/>
    </style:style>
    <style:style style:name="P12" style:family="paragraph" style:parent-style-name="Standard">
      <style:text-properties officeooo:rsid="00041fba" officeooo:paragraph-rsid="00041fba"/>
    </style:style>
    <style:style style:name="P13" style:family="paragraph" style:parent-style-name="Standard">
      <style:text-properties officeooo:rsid="00041fba" officeooo:paragraph-rsid="00041fba" fo:background-color="#ff3838"/>
    </style:style>
    <style:style style:name="P14" style:family="paragraph" style:parent-style-name="Text_20_body">
      <style:text-properties officeooo:rsid="00041fba" officeooo:paragraph-rsid="00041fba"/>
    </style:style>
    <style:style style:name="P15" style:family="paragraph" style:parent-style-name="Text_20_body">
      <style:paragraph-properties fo:margin-top="0in" fo:margin-bottom="0in" loext:contextual-spacing="false" fo:padding="0.0193in" fo:border="0.06pt solid #d9d9e3"/>
      <style:text-properties officeooo:paragraph-rsid="0004fffd"/>
    </style:style>
    <style:style style:name="P16" style:family="paragraph" style:parent-style-name="Standard">
      <style:text-properties officeooo:rsid="00041fba" officeooo:paragraph-rsid="00041fba" fo:background-color="#ff3838"/>
    </style:style>
    <style:style style:name="P17" style:family="paragraph" style:parent-style-name="Text_20_body" style:list-style-name="L1">
      <style:paragraph-properties fo:margin-top="0in" fo:margin-bottom="0in" loext:contextual-spacing="false" fo:padding="0.0193in" fo:border="0.06pt solid #d9d9e3"/>
    </style:style>
    <style:style style:name="P18" style:family="paragraph" style:parent-style-name="Text_20_body" style:list-style-name="L1">
      <style:paragraph-properties fo:padding="0.0193in" fo:border="0.06pt solid #d9d9e3"/>
    </style:style>
    <style:style style:name="P19" style:family="paragraph" style:parent-style-name="Text_20_body">
      <style:paragraph-properties fo:padding="0.0193in" fo:border="0.06pt solid #d9d9e3"/>
      <style:text-properties officeooo:rsid="0004fffd" officeooo:paragraph-rsid="0004fffd" fo:background-color="#ff3838"/>
    </style:style>
    <style:style style:name="P20" style:family="paragraph" style:parent-style-name="Text_20_body" style:list-style-name="L1">
      <style:paragraph-properties fo:padding="0.0193in" fo:border="0.06pt solid #d9d9e3"/>
      <style:text-properties officeooo:paragraph-rsid="0004fffd" fo:background-color="#ff3838"/>
    </style:style>
    <style:style style:name="T1" style:family="text">
      <style:text-properties loext:padding="0.0193in" loext:border="0.06pt solid #d9d9e3"/>
    </style:style>
    <style:style style:name="T2" style:family="text">
      <style:text-properties officeooo:rsid="00041fba"/>
    </style:style>
    <style:style style:name="T3" style:family="text">
      <style:text-properties officeooo:rsid="00041fba" loext:padding="0.0193in" loext:border="0.06pt solid #d9d9e3"/>
    </style:style>
    <style:style style:name="T4" style:family="text">
      <style:text-properties officeooo:rsid="00041fba" fo:background-color="#ff3838" loext:char-shading-value="0" loext:padding="0.0193in" loext:border="0.06pt solid #d9d9e3"/>
    </style:style>
    <style:style style:name="T5" style:family="text">
      <style:text-properties officeooo:rsid="0004fffd"/>
    </style:style>
    <style:style style:name="T6" style:family="text">
      <style:text-properties fo:color="#3465a4" loext:padding="0.0193in" loext:border="0.06pt solid #d9d9e3"/>
    </style:style>
    <style:style style:name="T7" style:family="text">
      <style:text-properties fo:color="#3465a4" officeooo:rsid="00041fba" loext:padding="0.0193in" loext:border="0.06pt solid #d9d9e3"/>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l y a plusieurs étapes pour créer une liste chaînée en C :</text:p>
      <text:list xml:id="list887987092" text:style-name="L1">
        <text:list-item>
          <text:p text:style-name="P17">Définir la structure de données pour chaque noeud de la liste, comprenant une valeur et un pointeur vers le prochain noeud.</text:p>
        </text:list-item>
        <text:list-item>
          <text:p text:style-name="P17">Initialiser la tête de la liste en définissant un pointeur vers le premier noeud de la liste.</text:p>
        </text:list-item>
        <text:list-item>
          <text:p text:style-name="P17">Allouer de la mémoire pour chaque nouveau noeud en utilisant la fonction malloc() ou un équivalent.</text:p>
        </text:list-item>
        <text:list-item>
          <text:p text:style-name="P17">Ajouter des données aux noeuds en assignant une valeur à la valeur de chaque noeud.</text:p>
        </text:list-item>
        <text:list-item>
          <text:p text:style-name="P17">Connecter chaque noeud en définissant le pointeur vers le prochain noeud pour chaque noeud.</text:p>
        </text:list-item>
        <text:list-item>
          <text:p text:style-name="P18">Pour parcourir la liste il faut utiliser un pointeur de tête pour accéder au premier noeud de la liste, puis suivre les pointeurs de chaque noeud pour accéder à chaque entrée successive.</text:p>
        </text:list-item>
      </text:list>
      <text:p text:style-name="P7"/>
      <text:p text:style-name="P9">1 – DEF STRUCT</text:p>
      <text:p text:style-name="P7">Voici un exemple de code pour définir la structure de données pour les noeuds d'une liste chaînée en C :</text:p>
      <text:p text:style-name="P5"/>
      <text:p text:style-name="P4"><text:span text:style-name="Source_20_Text"><text:span text:style-name="T6">struct node {</text:span></text:span></text:p>
      <text:p text:style-name="Preformatted_20_Text"><text:span text:style-name="Source_20_Text"><text:span text:style-name="T6"><text:s text:c="4"/>int data; <text:s text:c="9"/>// variable pour stocker la valeur</text:span></text:span></text:p>
      <text:p text:style-name="P4"><text:span text:style-name="Source_20_Text"><text:span text:style-name="T6"><text:s text:c="4"/>struct node *next; // pointeur vers le prochain noeud</text:span></text:span></text:p>
      <text:p text:style-name="P1"><text:span text:style-name="Source_20_Text"><text:span text:style-name="T6">};</text:span></text:span></text:p>
      <text:p text:style-name="Standard"/>
      <text:p text:style-name="P2"><text:span text:style-name="Source_20_Text"><text:span text:style-name="T4">2 – INITIALISER TETE DE LISTE</text:span></text:span></text:p>
      <text:p text:style-name="P3"><text:span text:style-name="Source_20_Text"><text:span text:style-name="T7">Voici un exemple de code pour initialiser la tête de liste chaînée en C :</text:span></text:span></text:p>
      <text:p text:style-name="P6"/>
      <text:p text:style-name="P1"><text:span text:style-name="Source_20_Text"><text:span text:style-name="T6">struct node *head = NULL; // déclare un pointeur de tête et l'initialise à NULL</text:span></text:span></text:p>
      <text:p text:style-name="P7">Il est important de noter que ceci ne crée pas un noeud, mais simplement un pointeur vers le premier noeud de la liste.</text:p>
      <text:p text:style-name="P2"><text:span text:style-name="Source_20_Text"><text:span text:style-name="T3"/></text:span></text:p>
      <text:p text:style-name="P13">3 – ALLOUER MEMOIRE</text:p>
      <text:p text:style-name="P12"/>
      <text:p text:style-name="P14">pour ajouter des noeuds à la liste, vous pouvez utiliser une fonction comme celle-ci :</text:p>
      <text:p text:style-name="P5"/>
      <text:p text:style-name="P4"><text:span text:style-name="Source_20_Text"><text:span text:style-name="T6">void push(int data) {</text:span></text:span></text:p>
      <text:p text:style-name="P4"><text:span text:style-name="Source_20_Text"><text:span text:style-name="T6"><text:s text:c="4"/>struct node *newNode = (struct node*) malloc(sizeof(struct node)); // allouer mémoire pour le nouveau noeud</text:span></text:span></text:p>
      <text:p text:style-name="P4"><text:span text:style-name="Source_20_Text"><text:span text:style-name="T6"><text:s text:c="4"/>newNode-&gt;data = data; // assigner la valeur</text:span></text:span></text:p>
      <text:p text:style-name="P4"><text:span text:style-name="Source_20_Text"><text:span text:style-name="T6"><text:s text:c="4"/>newNode-&gt;next = head; // faire pointer le nouveau noeud vers l'ancien tête de liste</text:span></text:span></text:p>
      <text:p text:style-name="P4"><text:soft-page-break/><text:span text:style-name="Source_20_Text"><text:span text:style-name="T6"><text:s text:c="4"/>head = newNode; // mettre le nouveau noeud comme tête de liste</text:span></text:span></text:p>
      <text:p text:style-name="P1"><text:span text:style-name="Source_20_Text"><text:span text:style-name="T6">}</text:span></text:span></text:p>
      <text:p text:style-name="P7">Cette fonction prend en entrée une valeur <text:span text:style-name="Source_20_Text"><text:span text:style-name="T1">data</text:span></text:span> et crée un nouveau noeud, lui assigne la valeur, et le relie à la tête de liste existante.</text:p>
      <text:p text:style-name="P7">Il est important de noter qu'il est recommandé d'utiliser des fonctions pour gérer les opérations sur les listes chaînées pour maintenir la qualité du code et la facilité de maintenance.</text:p>
      <text:p text:style-name="P13">4 – AJOUT DONNEES AUX NOEUDS</text:p>
      <text:p text:style-name="P12"/>
      <text:p text:style-name="P14">ajouter des données aux noeuds. Une fois que vous avez initialisé la tête de la liste et créé de nouveaux noeuds en allouant de la mémoire pour eux, vous pouvez assigner des valeurs aux noeuds en utilisant l'opérateur <text:span text:style-name="Source_20_Text"><text:span text:style-name="T1">.</text:span></text:span> ou <text:span text:style-name="Source_20_Text"><text:span text:style-name="T1">-&gt;</text:span></text:span> pour accéder aux champs de données de chaque noeud.</text:p>
      <text:p text:style-name="P7">Voici un exemple de code pour ajouter des données à un noeud :</text:p>
      <text:p text:style-name="P5"/>
      <text:p text:style-name="P4"><text:span text:style-name="Source_20_Text"><text:span text:style-name="T6">struct node *newNode = (struct node*) malloc(sizeof(struct node));</text:span></text:span></text:p>
      <text:p text:style-name="P1"><text:span text:style-name="Source_20_Text"><text:span text:style-name="T6">newNode-&gt;data = 5; // assigner la valeur 5 au noeud</text:span></text:span></text:p>
      <text:p text:style-name="P7">ou vous pouvez utiliser cette fonction pour ajouter des données:</text:p>
      <text:p text:style-name="P5"/>
      <text:p text:style-name="P4"><text:span text:style-name="Source_20_Text"><text:span text:style-name="T6">void push(int data) {</text:span></text:span></text:p>
      <text:p text:style-name="P4"><text:span text:style-name="Source_20_Text"><text:span text:style-name="T6"><text:s text:c="4"/>struct node *newNode = (struct node*) malloc(sizeof(struct node)); // allouer mémoire pour le nouveau noeud</text:span></text:span></text:p>
      <text:p text:style-name="P4"><text:span text:style-name="Source_20_Text"><text:span text:style-name="T6"><text:s text:c="4"/>newNode-&gt;data = data; // assigner la valeur</text:span></text:span></text:p>
      <text:p text:style-name="P4"><text:span text:style-name="Source_20_Text"><text:span text:style-name="T6"><text:s text:c="4"/>newNode-&gt;next = head; // faire pointer le nouveau noeud vers l'ancien tête de liste</text:span></text:span></text:p>
      <text:p text:style-name="P4"><text:span text:style-name="Source_20_Text"><text:span text:style-name="T6"><text:s text:c="4"/>head = newNode; // mettre le nouveau noeud comme tête de liste</text:span></text:span></text:p>
      <text:p text:style-name="P1"><text:span text:style-name="Source_20_Text"><text:span text:style-name="T6">}</text:span></text:span></text:p>
      <text:p text:style-name="P7">Il est important de noter que cette étape est normalement effectuée lors de l'ajout d'un nouveau noeud à la liste, en utilisant une fonction dédiée pour cela, comme push().</text:p>
      <text:p text:style-name="P10">Il est également important de vérifier que la mémoire a été allouée avec succès avant de continuer avec l'ajout de données pour éviter les erreurs de segmentation.</text:p>
      <text:p text:style-name="P19">5 - CONNECTER CHAQUE NOEUD</text:p>
      <text:p text:style-name="P15"/>
      <text:p text:style-name="P15">en définissant les pointeurs vers les prochains noeuds pour chaque noeud. Cela permet de créer un lien entre les noeuds, formant ainsi une liste.</text:p>
      <text:p text:style-name="P7">Voici un exemple de code pour connecter deux noeuds en utilisant leurs pointeurs :</text:p>
      <text:p text:style-name="P4"><text:span text:style-name="Source_20_Text"><text:span text:style-name="T6">struct node *first = (struct node*) malloc(sizeof(struct node));</text:span></text:span></text:p>
      <text:p text:style-name="P4"><text:span text:style-name="Source_20_Text"><text:span text:style-name="T6">struct node *second = (struct node*) malloc(sizeof(struct node));</text:span></text:span></text:p>
      <text:p text:style-name="P4"><text:span text:style-name="Source_20_Text"><text:span text:style-name="T6">first-&gt;data = 1;</text:span></text:span></text:p>
      <text:p text:style-name="P4"><text:span text:style-name="Source_20_Text"><text:span text:style-name="T6">second-&gt;data = 2;</text:span></text:span></text:p>
      <text:p text:style-name="P1"><text:span text:style-name="Source_20_Text"><text:span text:style-name="T6">first-&gt;next = second;</text:span></text:span></text:p>
      <text:p text:style-name="P7"><text:soft-page-break/>Dans cet exemple, deux noeuds sont créés, <text:span text:style-name="Source_20_Text"><text:span text:style-name="T1">first</text:span></text:span> et <text:span text:style-name="Source_20_Text"><text:span text:style-name="T1">second</text:span></text:span>, alloués de la mémoire et leurs données sont initialisées respectivement avec 1 et 2. Ensuite le pointeur next de first est initialisé avec l'adresse de second. Ainsi, <text:span text:style-name="Source_20_Text"><text:span text:style-name="T1">first</text:span></text:span> pointe vers <text:span text:style-name="Source_20_Text"><text:span text:style-name="T1">second</text:span></text:span>, ce qui relie les deux noeuds ensemble dans la liste chaînée.</text:p>
      <text:p text:style-name="P7">Il est important de noter qu'il est recommandé d'utiliser des fonctions pour gérer les opérations sur les listes chaînées pour maintenir la qualité du code et la facilité de maintenance. En utilisant cette fonction push() décrite précédemment, on peut ajouter des noeuds à la liste en même temps qu'on relie les nouveaux noeuds aux précédents.</text:p>
      <text:p text:style-name="P15"/>
      <text:p text:style-name="P15"/>
      <text:list xml:id="list92158743790547" text:continue-numbering="true" text:style-name="L1">
        <text:list-header>
          <text:p text:style-name="P20"><text:span text:style-name="T5">6 - </text:span><text:span text:style-name="T2">P</text:span><text:span text:style-name="T5">ARCOURIR LA LISTE</text:span></text:p>
        </text:list-header>
      </text:list>
      <text:p text:style-name="P8"/>
      <text:p text:style-name="P8">parcourir la liste en utilisant un pointeur de tête pour accéder au premier noeud de la liste, puis en suivant les pointeurs de chaque noeud pour accéder à chaque entrée successive.</text:p>
      <text:p text:style-name="P7">Voici un exemple de code pour parcourir une liste chaînée en C :</text:p>
      <text:p text:style-name="P5"/>
      <text:p text:style-name="P4"><text:span text:style-name="Source_20_Text"><text:span text:style-name="T6">struct node *current = head; // déclarer un pointeur courant et l'initialiser à la tête de la liste</text:span></text:span></text:p>
      <text:p text:style-name="P4"><text:span text:style-name="Source_20_Text"><text:span text:style-name="T6">while (current != NULL) {</text:span></text:span></text:p>
      <text:p text:style-name="P4"><text:span text:style-name="Source_20_Text"><text:span text:style-name="T6"><text:s text:c="4"/>printf("%d\n", current-&gt;data); // imprimer la valeur de donnée du noeud courant</text:span></text:span></text:p>
      <text:p text:style-name="P4"><text:span text:style-name="Source_20_Text"><text:span text:style-name="T6"><text:s text:c="4"/>current = current-&gt;next; // déplacer le pointeur courant vers le prochain noeud</text:span></text:span></text:p>
      <text:p text:style-name="P1"><text:span text:style-name="Source_20_Text"><text:span text:style-name="T6">}</text:span></text:span></text:p>
      <text:p text:style-name="P7">Dans cet exemple, nous utilisons un pointeur <text:span text:style-name="Source_20_Text"><text:span text:style-name="T1">current</text:span></text:span> pour parcourir la liste, en commençant par la tête de la liste. À chaque itération de la boucle, la valeur de donnée du noeud courant est imprimée et le pointeur courant est déplacé vers le prochain noeud en utilisant <text:span text:style-name="Source_20_Text"><text:span text:style-name="T1">current = current-&gt;next</text:span></text:span>. La boucle se termine lorsque <text:span text:style-name="Source_20_Text"><text:span text:style-name="T1">current</text:span></text:span> pointe vers <text:span text:style-name="Source_20_Text"><text:span text:style-name="T1">NULL</text:span></text:span>, indiquant la fin de la liste.</text:p>
      <text:p text:style-name="P7">Il est également possible de parcourir une liste chaînée en utilisant une récursion, où une fonction appelle elle-même pour chaque noeud suivant jusqu'à ce qu'elle atteigne la fin de la liste.</text:p>
      <text:p text:style-name="P7">Il est important de noter qu'il est recommandé de maintenir les pointeurs de tête et de queue pour faciliter les opérations sur les listes chaînées.</text:p>
      <text:p text:style-name="P11">7 – INSERER UN NOEUD</text:p>
      <text:p text:style-name="P11"/>
      <text:p text:style-name="P11">Voici un exemple de code pour une fonction qui permet d'insérer un nouveau noeud à une position spécifique dans une liste chaînée en C :</text:p>
      <text:p text:style-name="P5"/>
      <text:p text:style-name="P4"><text:span text:style-name="Source_20_Text"><text:span text:style-name="T1">void insertNode(int data, int position) {</text:span></text:span></text:p>
      <text:p text:style-name="P4"><text:soft-page-break/><text:span text:style-name="Source_20_Text"><text:span text:style-name="T1"><text:s text:c="4"/>struct node *newNode = (struct node*) malloc(sizeof(struct node));</text:span></text:span></text:p>
      <text:p text:style-name="P4"><text:span text:style-name="Source_20_Text"><text:span text:style-name="T1"><text:s text:c="4"/>newNode-&gt;data = data; // assigner la valeur au nouveau noeud</text:span></text:span></text:p>
      <text:p text:style-name="P4"><text:span text:style-name="Source_20_Text"><text:span text:style-name="T1"><text:s text:c="4"/>newNode-&gt;next = NULL; // initialiser le pointeur vers le prochain noeud à NULL</text:span></text:span></text:p>
      <text:p text:style-name="P4"/>
      <text:p text:style-name="P4"><text:span text:style-name="Source_20_Text"><text:span text:style-name="T1"><text:s text:c="4"/>if (position == 0) { <text:s/>// insertion en tête de liste</text:span></text:span></text:p>
      <text:p text:style-name="P4"><text:span text:style-name="Source_20_Text"><text:span text:style-name="T1"><text:s text:c="8"/>newNode-&gt;next = head;</text:span></text:span></text:p>
      <text:p text:style-name="P4"><text:span text:style-name="Source_20_Text"><text:span text:style-name="T1"><text:s text:c="8"/>head = newNode;</text:span></text:span></text:p>
      <text:p text:style-name="P4"><text:span text:style-name="Source_20_Text"><text:span text:style-name="T1"><text:s text:c="8"/>return;</text:span></text:span></text:p>
      <text:p text:style-name="P4"><text:span text:style-name="Source_20_Text"><text:span text:style-name="T1"><text:s text:c="4"/>}</text:span></text:span></text:p>
      <text:p text:style-name="P4"/>
      <text:p text:style-name="P4"><text:span text:style-name="Source_20_Text"><text:span text:style-name="T1"><text:s text:c="4"/>struct node *current = head;</text:span></text:span></text:p>
      <text:p text:style-name="P4"><text:span text:style-name="Source_20_Text"><text:span text:style-name="T1"><text:s text:c="4"/>int i;</text:span></text:span></text:p>
      <text:p text:style-name="P4"><text:span text:style-name="Source_20_Text"><text:span text:style-name="T1"><text:s text:c="4"/>for (i = 0; i &lt; position-1 &amp;&amp; current != NULL; i++) {</text:span></text:span></text:p>
      <text:p text:style-name="P4"><text:span text:style-name="Source_20_Text"><text:span text:style-name="T1"><text:s text:c="8"/>current = current-&gt;next;</text:span></text:span></text:p>
      <text:p text:style-name="P4"><text:span text:style-name="Source_20_Text"><text:span text:style-name="T1"><text:s text:c="4"/>}</text:span></text:span></text:p>
      <text:p text:style-name="P4"/>
      <text:p text:style-name="P4"><text:span text:style-name="Source_20_Text"><text:span text:style-name="T1"><text:s text:c="4"/>if (current != NULL) {</text:span></text:span></text:p>
      <text:p text:style-name="P4"><text:span text:style-name="Source_20_Text"><text:span text:style-name="T1"><text:s text:c="8"/>newNode-&gt;next = current-&gt;next;</text:span></text:span></text:p>
      <text:p text:style-name="P4"><text:span text:style-name="Source_20_Text"><text:span text:style-name="T1"><text:s text:c="8"/>current-&gt;next = newNode;</text:span></text:span></text:p>
      <text:p text:style-name="P4"><text:span text:style-name="Source_20_Text"><text:span text:style-name="T1"><text:s text:c="4"/>}</text:span></text:span></text:p>
      <text:p text:style-name="P1"><text:span text:style-name="Source_20_Text"><text:span text:style-name="T1">}</text:span></text:span></text:p>
      <text:p text:style-name="P7">Cette fonction prend en entrée les données à insérer dans le nouveau noeud (<text:span text:style-name="Source_20_Text"><text:span text:style-name="T1">data</text:span></text:span>) et la position où le noeud doit être inséré dans la liste (<text:span text:style-name="Source_20_Text"><text:span text:style-name="T1">position</text:span></text:span>). Elle alloue de la mémoire pour le nouveau noeud, lui assigne les données, et l'initialise pour pointer vers NULL.</text:p>
      <text:p text:style-name="P7">Ensuite, elle vérifie si la position d'insertion est 0, si c'est le cas, il s'agit d'une insertion en tête de liste, elle met le nouveau noeud en tête de liste et retourne. Sinon, elle utilise un pointeur courant pour parcourir la liste jusqu'à la position d'insertion et insère le nouveau noeud en faisant pointer son next vers le prochain noeud à la position d'insertion.</text:p>
      <text:p text:style-name="P7">Il est important de noter que cette fonction assume que la liste chaînée a déjà été initialisée et qu'il existe suffisamment de noeuds pour atteindre la position d'insertion spécifiée. Il est recommandé de vérifier les entrées et de gérer les cas limites pour éviter les erreurs de segmentation ou les accès illégaux à la mémoire.</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5T10:22:19.051836443</meta:creation-date>
    <dc:date>2023-01-16T09:21:56.583175695</dc:date>
    <meta:editing-duration>PT19M48S</meta:editing-duration>
    <meta:editing-cycles>3</meta:editing-cycles>
    <meta:generator>LibreOffice/6.4.7.2$Linux_X86_64 LibreOffice_project/40$Build-2</meta:generator>
    <meta:document-statistic meta:table-count="0" meta:image-count="0" meta:object-count="0" meta:page-count="4" meta:paragraph-count="86" meta:word-count="1247" meta:character-count="7385" meta:non-whitespace-character-count="6075"/>
  </office:meta>
</office:document-meta>
</file>